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67fe2" officeooo:paragraph-rsid="00067fe2"/>
    </style:style>
    <style:style style:name="P2" style:family="paragraph" style:parent-style-name="Standard">
      <style:text-properties officeooo:rsid="00082dc6" officeooo:paragraph-rsid="00082dc6"/>
    </style:style>
    <style:style style:name="P3" style:family="paragraph" style:parent-style-name="Standard">
      <style:text-properties officeooo:paragraph-rsid="00082dc6"/>
    </style:style>
    <style:style style:name="P4" style:family="paragraph" style:parent-style-name="Standard">
      <style:text-properties officeooo:rsid="00067fe2" officeooo:paragraph-rsid="00067fe2" fo:background-color="#fff200"/>
    </style:style>
    <style:style style:name="P5" style:family="paragraph" style:parent-style-name="Standard">
      <style:text-properties officeooo:rsid="0008fbad" officeooo:paragraph-rsid="0008fbad" fo:background-color="#fff200"/>
    </style:style>
    <style:style style:name="P6" style:family="paragraph" style:parent-style-name="Standard">
      <style:text-properties officeooo:rsid="0008fbad" officeooo:paragraph-rsid="0009f21f" fo:background-color="#fff200"/>
    </style:style>
    <style:style style:name="P7" style:family="paragraph" style:parent-style-name="Standard">
      <style:text-properties officeooo:rsid="0009f21f" officeooo:paragraph-rsid="0009f21f" fo:background-color="#fff200"/>
    </style:style>
    <style:style style:name="P8" style:family="paragraph" style:parent-style-name="Standard">
      <style:text-properties officeooo:rsid="0008fbad" officeooo:paragraph-rsid="0008fbad"/>
    </style:style>
    <style:style style:name="P9" style:family="paragraph" style:parent-style-name="Standard">
      <style:text-properties officeooo:rsid="000e5351" officeooo:paragraph-rsid="000e5351"/>
    </style:style>
    <style:style style:name="P10" style:family="paragraph" style:parent-style-name="Standard">
      <style:text-properties officeooo:rsid="000e5351" officeooo:paragraph-rsid="000fd561"/>
    </style:style>
    <style:style style:name="P11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officeooo:rsid="00067fe2" officeooo:paragraph-rsid="00067fe2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Standard">
      <style:text-properties officeooo:rsid="000e5351" officeooo:paragraph-rsid="000fd561"/>
    </style:style>
    <style:style style:name="P14" style:family="paragraph" style:parent-style-name="Standard">
      <style:text-properties officeooo:rsid="00116177" officeooo:paragraph-rsid="00116177"/>
    </style:style>
    <style:style style:name="P15" style:family="paragraph" style:parent-style-name="Standard">
      <style:text-properties officeooo:rsid="001326c2" officeooo:paragraph-rsid="001326c2"/>
    </style:style>
    <style:style style:name="T1" style:family="text">
      <style:text-properties officeooo:rsid="00067fe2"/>
    </style:style>
    <style:style style:name="T2" style:family="text">
      <style:text-properties officeooo:rsid="00082dc6"/>
    </style:style>
    <style:style style:name="T3" style:family="text">
      <style:text-properties officeooo:rsid="000b2e35"/>
    </style:style>
    <style:style style:name="T4" style:family="text">
      <style:text-properties officeooo:rsid="000fd561"/>
    </style:style>
    <style:style style:name="T5" style:family="text">
      <style:text-properties officeooo:rsid="001326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jenkins </text:p>
      <text:p text:style-name="P1"/>
      <text:p text:style-name="P1">1. Go to <text:a xlink:type="simple" xlink:href="https://jenkins.io/" text:style-name="Internet_20_link" text:visited-style-name="Visited_20_Internet_20_Link">https://jenkins.io/</text:a></text:p>
      <text:p text:style-name="P1">2. click Documentation, chose Use Jenkins</text:p>
      <text:p text:style-name="P1">3. scron down little under user handbook section, chose seection install jenkins go to <text:a xlink:type="simple" xlink:href="https://jenkins.io/doc/book/installing/" text:style-name="Internet_20_link" text:visited-style-name="Visited_20_Internet_20_Link">https://jenkins.io/doc/book/installing/</text:a></text:p>
      <text:p text:style-name="P1">4. <text:span text:style-name="T3">the below is what </text:span>you <text:span text:style-name="T3">will follow: </text:span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/>
            <text:p text:style-name="P1">ermao@ermao-ThinkPad-T510:~$ wget -q -O - https://pkg.jenkins.io/debian/jenkins.io.key | sudo apt-key add -</text:p>
            <text:p text:style-name="P1"/>
            <text:p text:style-name="P1">ermao@ermao-ThinkPad-T510:~$ sudo add-apt-repository ppa:webupd8team/java</text:p>
            <text:p text:style-name="P1">ermao@ermao-ThinkPad-T510:~$ sudo apt install oracle-java8-installer</text:p>
            <text:p text:style-name="P1"/>
            <text:p text:style-name="P1">Oracle JDK 8 installed</text:p>
            <text:p text:style-name="P1"/>
            <text:p text:style-name="P1">#####Important########</text:p>
            <text:p text:style-name="P1">To set Oracle JDK8 as default, install the "oracle-java8-set-default" package.</text:p>
            <text:p text:style-name="P1">E.g.: sudo apt install oracle-java8-set-default</text:p>
            <text:p text:style-name="P1">On Ubuntu systems, oracle-java8-set-default is most probably installed</text:p>
            <text:p text:style-name="P11">automatically with this package.</text:p>
            <text:p text:style-name="P4">ermao@ermao-ThinkPad-T510:~$ sudo apt install oracle-java8-set-default</text:p>
            <text:p text:style-name="P1"/>
            <text:p text:style-name="P4">ermao@ermao-ThinkPad-T510:~$ wget -q -O - https://pkg.jenkins.io/debian/jenkins.io.key | sudo apt-key add -</text:p>
            <text:p text:style-name="P1">OK</text:p>
            <text:p text:style-name="P4">ermao@ermao-ThinkPad-T510:~$ sudo apt-add-repository "deb https://pkg.jenkins.io/debian-stable binary/"</text:p>
            <text:p text:style-name="P1">ermao@ermao-ThinkPad-T510:~$ sudo apt-get update</text:p>
            <text:p text:style-name="P1">Ign:1 http://dl.google.com/linux/chrome/deb stable InRelease</text:p>
            <text:p text:style-name="P1">Get:2 http://security.ubuntu.com/ubuntu bionic-security InRelease [83.2 kB] <text:s text:c="3"/></text:p>
            <text:p text:style-name="P1">Hit:3 http://ca.archive.ubuntu.com/ubuntu bionic InRelease <text:s text:c="20"/></text:p>
            <text:p text:style-name="P1">Hit:4 http://dl.google.com/linux/chrome/deb stable Release <text:s text:c="20"/></text:p>
            <text:p text:style-name="P1">Hit:5 http://ppa.launchpad.net/webupd8team/java/ubuntu bionic InRelease <text:s text:c="7"/></text:p>
            <text:p text:style-name="P1">Ign:6 https://pkg.jenkins.io/debian-stable binary/ InRelease <text:s text:c="18"/></text:p>
            <text:p text:style-name="P1">Get:7 http://ca.archive.ubuntu.com/ubuntu bionic-updates InRelease [88.7 kB] <text:s text:c="2"/></text:p>
            <text:p text:style-name="P1">Hit:9 https://pkg.jenkins.io/debian-stable binary/ Release <text:s text:c="20"/></text:p>
            <text:p text:style-name="P1">Get:11 http://ca.archive.ubuntu.com/ubuntu bionic-backports InRelease [74.6 kB]</text:p>
            <text:p text:style-name="P1">Fetched 247 kB in 2s (156 kB/s) <text:s text:c="4"/></text:p>
            <text:p text:style-name="P1">Reading package lists... Done</text:p>
            <text:p text:style-name="P4">ermao@ermao-ThinkPad-T510:~$ sudo apt-get install jenkins</text:p>
            <text:p text:style-name="P4"/>
            <text:p text:style-name="P5">got to web at url localhost:8080</text:p>
            <text:p text:style-name="P5">it asks you provide the <text:s/>passkeyword, and you can get it at <text:span text:style-name="T1">/var/lib/jenkins/secrets/initialAdminPassword</text:span></text:p>
            <text:p text:style-name="P7">then go to get it by using</text:p>
            <text:p text:style-name="P7"/>
            <text:p text:style-name="P4"><text:soft-page-break/>ermao@ermao-ThinkPad-T510:~$ sudo cat /var/lib/jenkins/secrets/initialAdminPassword</text:p>
            <text:p text:style-name="P4">405079b608514b81997c581dff1ae524</text:p>
            <text:p text:style-name="P4"/>
            <text:p text:style-name="P6">Copy the passkeyword into </text:p>
            <text:p text:style-name="P6"/>
            <text:p text:style-name="P7">then chose download default plugins</text:p>
            <text:p text:style-name="P7"/>
            <text:p text:style-name="P7">then set user by provide users information</text:p>
            <text:p text:style-name="P7"/>
            <text:p text:style-name="P7"/>
            <text:p text:style-name="P7">username: ermao750125</text:p>
            <text:p text:style-name="P7">password: ermaot510</text:p>
            <text:p text:style-name="P7">email:ermao750125@gmail.com</text:p>
            <text:p text:style-name="P4"/>
            <text:p text:style-name="P7"/>
          </table:table-cell>
        </table:table-row>
      </table:table>
      <text:p text:style-name="P1"/>
      <text:p text:style-name="P8"/>
      <text:p text:style-name="P3"><text:span text:style-name="T2">Then go to install </text:span><text:bookmark text:name="linux"/><text:span text:style-name="T2"><text:s/>Linux </text:span><text:bookmark text:name="debianubuntu"/><text:span text:style-name="T2">(for </text:span>Debian/Ubuntu<text:span text:style-name="T2">)</text:span></text:p>
      <text:p text:style-name="P3"/>
      <text:p text:style-name="Text_20_body">On Debian-based distributions, such as Ubuntu, you can install Jenkins through <text:span text:style-name="Source_20_Text">apt</text:span>.</text:p>
      <text:p text:style-name="Text_20_body">Recent versions are available in <text:a xlink:type="simple" xlink:href="https://pkg.jenkins.io/debian/" text:style-name="Internet_20_link" text:visited-style-name="Visited_20_Internet_20_Link">an apt repository</text:a>. Older but stable LTS versions are in <text:a xlink:type="simple" xlink:href="https://pkg.jenkins.io/debian-stable/" text:style-name="Internet_20_link" text:visited-style-name="Visited_20_Internet_20_Link">this apt repository</text:a>.</text:p>
      <text:p text:style-name="Preformatted_20_Text"><text:span text:style-name="Source_20_Text">wget -q -O - https://pkg.jenkins.io/debian/jenkins.io.key | sudo apt-key add -</text:span></text:p>
      <text:p text:style-name="Preformatted_20_Text"><text:span text:style-name="Source_20_Text">sudo sh -c 'echo deb http://pkg.jenkins.io/debian-stable binary/ &gt; /etc/apt/sources.list.d/jenkins.list'</text:span></text:p>
      <text:p text:style-name="Preformatted_20_Text"><text:span text:style-name="Source_20_Text">sudo apt-get update</text:span></text:p>
      <text:p text:style-name="P12"><text:span text:style-name="Source_20_Text">sudo apt-get install jenkins</text:span></text:p>
      <text:p text:style-name="Preformatted_20_Text"><text:span text:style-name="Source_20_Text"/></text:p>
      <text:p text:style-name="Preformatted_20_Text"><text:span text:style-name="Source_20_Text"/></text:p>
      <text:p text:style-name="P2"/>
      <text:p text:style-name="P2">405079b608514b81997c581dff1ae524</text:p>
      <text:p text:style-name="P2"/>
      <text:p text:style-name="P2"/>
      <text:p text:style-name="P9">git gedit file.name will open the file</text:p>
      <text:p text:style-name="P9"/>
      <text:p text:style-name="P9">create <text:span text:style-name="T4">two </text:span>new user:</text:p>
      <text:p text:style-name="P9"/>
      <text:p text:style-name="P9">username: ermaot510_01</text:p>
      <text:p text:style-name="P9">password: ermaot510_01</text:p>
      <text:p text:style-name="P9">Full name: <text:s/>ermao751025</text:p>
      <text:p text:style-name="P9">E-mail address: : <text:a xlink:type="simple" xlink:href="mailto:ermao751025@gmail.com" text:style-name="Internet_20_link" text:visited-style-name="Visited_20_Internet_20_Link">ermao751025@gmail.com</text:a></text:p>
      <text:p text:style-name="P9"/>
      <text:p text:style-name="P10">username: ermaot510_0<text:span text:style-name="T4">2</text:span></text:p>
      <text:p text:style-name="P10">password: ermaot510_0<text:span text:style-name="T4">2</text:span></text:p>
      <text:p text:style-name="P10">Full name: <text:s/>ermao751025</text:p>
      <text:p text:style-name="P10">E-mail address: : <text:a xlink:type="simple" xlink:href="mailto:ermao651025@gmail.com" text:style-name="Internet_20_link" text:visited-style-name="Visited_20_Internet_20_Link">ermao</text:a><text:a xlink:type="simple" xlink:href="mailto:ermao651025@gmail.com" text:style-name="Internet_20_link" text:visited-style-name="Visited_20_Internet_20_Link"><text:span text:style-name="T4">6</text:span></text:a><text:a xlink:type="simple" xlink:href="mailto:ermao651025@gmail.com" text:style-name="Internet_20_link" text:visited-style-name="Visited_20_Internet_20_Link">51025@gmail.com</text:a></text:p>
      <text:p text:style-name="P10"/>
      <text:p text:style-name="P10"><text:soft-page-break/></text:p>
      <text:p text:style-name="P14">git systemcli restart jenkins</text:p>
      <text:p text:style-name="P14"/>
      <text:p text:style-name="P14">git systemcli stop jenkins</text:p>
      <text:p text:style-name="P14"/>
      <text:p text:style-name="P14"/>
      <text:p text:style-name="P15"/>
      <text:p text:style-name="P15">sudo service jenkinds status</text:p>
      <text:p text:style-name="P15">sudo service jenkinds start</text:p>
      <text:p text:style-name="P15">sudo service jenkinds stop, need admin password</text:p>
      <text:p text:style-name="P15">sudo service jenkinds restort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00:48.348104982</meta:creation-date>
    <dc:date>2018-11-01T11:47:59.041762753</dc:date>
    <meta:editing-duration>PT49M52S</meta:editing-duration>
    <meta:editing-cycles>7</meta:editing-cycles>
    <meta:generator>LibreOffice/6.0.6.2$Linux_X86_64 LibreOffice_project/00m0$Build-2</meta:generator>
    <meta:document-statistic meta:table-count="1" meta:image-count="0" meta:object-count="0" meta:page-count="3" meta:paragraph-count="66" meta:word-count="348" meta:character-count="3314" meta:non-whitespace-character-count="2923"/>
  </office:meta>
</office:document-meta>
</file>